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15"/>
          <table:table-cell table:style-name="ce5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5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rizracny jezdec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ekelna parta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Honak demonu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Spiknuti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vesnici a zviretem</text:p>
          </table:table-cell>
          <table:table-cell office:value-type="string" calcext:value-type="string">
            <text:p>Zdivocela smecka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vesnici a nemrtvym</text:p>
          </table:table-cell>
          <table:table-cell office:value-type="string" calcext:value-type="string">
            <text:p>Happening nemrtvych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vesnici a lidmi</text:p>
          </table:table-cell>
          <table:table-cell office:value-type="string" calcext:value-type="string">
            <text:p>Pomsta banditu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vesnici a demonem</text:p>
          </table:table-cell>
          <table:table-cell office:value-type="string" calcext:value-type="string">
            <text:p>Najezd demo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Ustvani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Cisteni hrobu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Vypsana odmena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Ritual vymitani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" table:number-columns-repeated="4" table:default-cell-style-name="ce5"/>
        <table:table-column table:style-name="co12" table:number-columns-repeated="3" table:default-cell-style-name="ce5"/>
        <table:table-column table:style-name="co13" table:default-cell-style-name="ce5"/>
        <table:table-column table:style-name="co1" table:default-cell-style-name="ce5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Hromobijec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Nocni Stin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rivolavac Duch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vazovac Dusi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</table:table-row>
      </table:table>
      <table:table table:name="wpn_nam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5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0-02T15:13:09.967854237</dc:date>
    <meta:editing-duration>P27DT17H7M16S</meta:editing-duration>
    <meta:editing-cycles>352</meta:editing-cycles>
    <meta:document-statistic meta:table-count="9" meta:cell-count="1549" meta:object-count="0"/>
  </office:meta>
</office:document-meta>
</file>